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</style:style>
    <style:style style:name="P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8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9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italic" style:text-underline-style="none" fo:font-weight="normal" fo:background-color="transparent" style:font-name-asian="Times New Roman" style:font-size-asian="10pt" style:language-asian="nl" style:country-asian="NL" style:font-style-asian="italic" style:font-weight-asian="normal" style:font-name-complex="Bitstream Vera Sans2" style:font-size-complex="10pt" style:language-complex="ar" style:country-complex="SA" style:font-style-complex="italic" style:font-weight-complex="normal"/>
    </style:style>
    <style:style style:name="P10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text-line-through-style="none" style:font-name="Bitstream Vera Sans2" fo:font-size="10pt" fo:language="nl" fo:country="NL" fo:font-style="italic" style:text-underline-style="none" fo:font-weight="normal" fo:background-color="transparent" style:font-size-asian="10pt" style:language-asian="nl" style:country-asian="NL" style:font-style-asian="italic" style:font-weight-asian="normal" style:font-name-complex="Bitstream Vera Sans2" style:font-size-complex="10pt" style:font-style-complex="italic" style:font-weight-complex="normal"/>
    </style:style>
    <style:style style:name="P1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3" style:family="paragraph" style:parent-style-name="Standard" style:list-style-name="L3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4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5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16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name-asian="Times New Roman" style:font-size-asian="10pt" style:language-asian="nl" style:country-asian="NL" style:font-style-asian="normal" style:font-weight-asian="normal" style:font-name-complex="Bitstream Vera Sans2" style:font-size-complex="10pt" style:language-complex="ar" style:country-complex="SA" style:font-style-complex="normal" style:font-weight-complex="normal"/>
    </style:style>
    <style:style style:name="P17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italic" style:text-underline-style="none" fo:font-weight="normal" fo:background-color="transparent" style:font-size-asian="10pt" style:language-asian="nl" style:country-asian="NL" style:font-style-asian="italic" style:font-weight-asian="normal" style:font-name-complex="Bitstream Vera Sans2" style:font-size-complex="10pt" style:font-style-complex="italic" style:font-weight-complex="normal"/>
    </style:style>
    <style:style style:name="P18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Bitstream Vera Sans2" fo:font-size="10pt" fo:language="nl" fo:country="NL" fo:font-style="italic" style:text-underline-style="solid" style:text-underline-width="auto" style:text-underline-color="font-color" fo:font-weight="normal" fo:background-color="transparent" style:font-size-asian="10pt" style:language-asian="nl" style:country-asian="NL" style:font-style-asian="italic" style:font-weight-asian="normal" style:font-name-complex="Bitstream Vera Sans2" style:font-size-complex="10pt" style:font-style-complex="italic" style:font-weight-complex="normal"/>
    </style:style>
    <style:style style:name="P19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use-window-font-color="true" style:font-name="Ari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4">
      <style:paragraph-properties fo:margin-left="0cm" fo:margin-right="0cm" fo:text-indent="0cm" style:auto-text-indent="false">
        <style:tab-stops/>
      </style:paragraph-properties>
      <style:text-properties style:font-name="Bitstream Vera Sans2" fo:font-size="10pt" style:font-size-asian="10pt" style:font-name-complex="Bitstream Vera Sans2" style:font-size-complex="10pt"/>
    </style:style>
    <style:style style:name="P21" style:family="paragraph" style:parent-style-name="Standard" style:list-style-name="L4">
      <style:paragraph-properties fo:margin-left="0cm" fo:margin-right="0cm" fo:text-indent="0cm" style:auto-text-indent="false" fo:break-before="page">
        <style:tab-stops/>
      </style:paragraph-properties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P22" style:family="paragraph" style:parent-style-name="Standard" style:list-style-name="L4"/>
    <style:style style:name="P23" style:family="paragraph" style:parent-style-name="Standard" style:list-style-name="L4">
      <style:text-properties style:font-name="Bitstream Vera Sans2" fo:font-size="10pt" fo:language="nl" fo:country="NL" fo:font-weight="normal" style:font-size-asian="10pt" style:language-asian="nl" style:country-asian="NL" style:font-weight-asian="normal" style:font-name-complex="Bitstream Vera Sans2" style:font-size-complex="10pt" style:font-weight-complex="normal"/>
    </style:style>
    <style:style style:name="P24" style:family="paragraph" style:parent-style-name="Standard" style:list-style-name="L5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P25" style:family="paragraph" style:parent-style-name="Standard" style:list-style-name="L4">
      <style:text-properties style:font-name="Bitstream Vera Sans2" fo:font-size="10pt" fo:font-weight="normal" style:font-size-asian="10pt" style:font-weight-asian="normal" style:font-name-complex="Bitstream Vera Sans2" style:font-size-complex="10pt" style:font-weight-complex="normal"/>
    </style:style>
    <style:style style:name="P26" style:family="paragraph" style:parent-style-name="Standard" style:list-style-name="L4">
      <style:text-properties style:font-name="Bitstream Vera Sans2" fo:font-size="10pt" style:font-size-asian="10pt" style:font-name-complex="Bitstream Vera Sans2" style:font-size-complex="10pt"/>
    </style:style>
    <style:style style:name="P27" style:family="paragraph" style:parent-style-name="Standard" style:list-style-name="L4">
      <style:text-properties style:font-name="Bitstream Vera Sans2" fo:font-size="10pt" fo:font-style="italic" style:font-size-asian="10pt" style:font-style-asian="italic" style:font-name-complex="Bitstream Vera Sans2" style:font-size-complex="10pt" style:font-style-complex="italic"/>
    </style:style>
    <style:style style:name="P28" style:family="paragraph" style:parent-style-name="Standard" style:list-style-name="L4">
      <style:text-properties fo:font-style="normal" style:font-style-asian="normal" style:font-style-complex="normal"/>
    </style:style>
    <style:style style:name="P29" style:family="paragraph" style:parent-style-name="Standard" style:list-style-name="L4">
      <style:paragraph-properties fo:break-before="page"/>
      <style:text-properties style:font-name="Bitstream Vera Sans2" fo:font-size="10pt" style:font-size-asian="10pt" style:font-name-complex="Bitstream Vera Sans2" style:font-size-complex="10pt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fo:background-color="transparent" style:language-asian="nl" style:country-asian="NL"/>
    </style:style>
    <style:style style:name="T3" style:family="text">
      <style:text-properties fo:language="nl" fo:country="NL" fo:background-color="transparent" style:font-size-asian="10pt" style:language-asian="nl" style:country-asian="NL" style:font-name-complex="Bitstream Vera Sans2" style:font-size-complex="10pt"/>
    </style:style>
    <style:style style:name="T4" style:family="text">
      <style:text-properties fo:language="nl" fo:country="NL" fo:font-weight="normal" fo:background-color="transparent" style:language-asian="nl" style:country-asian="NL" style:font-weight-asian="normal" style:font-weight-complex="normal"/>
    </style:style>
    <style:style style:name="T5" style:family="text">
      <style:text-properties fo:language="nl" fo:country="NL" style:font-size-asian="10pt" style:language-asian="nl" style:country-asian="NL" style:font-name-complex="Bitstream Vera Sans2" style:font-size-complex="10pt"/>
    </style:style>
    <style:style style:name="T6" style:family="text">
      <style:text-properties style:use-window-font-color="true"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style:text-line-through-style="none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text-line-through-style="none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text-line-through-style="none" fo:language="en" fo:country="US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10" style:family="text">
      <style:text-properties style:use-window-font-color="true" style:text-line-through-style="none" fo:language="en" fo:country="US" style:text-underline-style="none" fo:font-weight="normal" fo:background-color="transparent" style:language-asian="nl" style:country-asian="NL" style:font-weight-asian="normal" style:font-weight-complex="normal"/>
    </style:style>
    <style:style style:name="T11" style:family="text">
      <style:text-properties style:use-window-font-color="true" style:text-line-through-style="none" fo:language="en" fo:country="US" fo:font-weight="normal" fo:background-color="transparent" style:font-name-asian="Times New Roman" style:language-asian="nl" style:country-asian="NL" style:font-weight-asian="normal" style:language-complex="ar" style:country-complex="SA" style:font-weight-complex="normal"/>
    </style:style>
    <style:style style:name="T12" style:family="text">
      <style:text-properties style:use-window-font-color="true" style:text-line-through-style="none" fo:language="nl" fo:country="NL" style:text-underline-style="none" fo:font-weight="normal" fo:background-color="transparent" style:language-asian="nl" style:country-asian="NL" style:font-weight-asian="normal" style:font-weight-complex="normal"/>
    </style:style>
    <style:style style:name="T13" style:family="text">
      <style:text-properties style:use-window-font-color="true" style:text-line-through-style="none" fo:language="nl" fo:country="NL" fo:font-weight="normal" fo:background-color="transparent" style:font-name-asian="Times New Roman" style:language-asian="nl" style:country-asian="NL" style:font-weight-asian="normal" style:language-complex="ar" style:country-complex="SA" style:font-weight-complex="normal"/>
    </style:style>
    <style:style style:name="T14" style:family="text">
      <style:text-properties style:use-window-font-color="true" style:text-line-through-style="none" fo:language="nl" fo:country="NL" fo:font-style="normal" style:text-underline-style="none" fo:background-color="transparent" style:font-size-asian="10pt" style:language-asian="nl" style:country-asian="NL" style:font-style-asian="normal" style:font-name-complex="Bitstream Vera Sans2" style:font-size-complex="10pt" style:font-style-complex="normal"/>
    </style:style>
    <style:style style:name="T15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bold" fo:background-color="transparent" style:font-size-asian="10pt" style:language-asian="nl" style:country-asian="NL" style:font-style-asian="normal" style:font-weight-asian="bold" style:font-name-complex="Bitstream Vera Sans2" style:font-size-complex="10pt" style:font-style-complex="normal" style:font-weight-complex="bold"/>
    </style:style>
    <style:style style:name="T16" style:family="text">
      <style:text-properties style:use-window-font-color="true" style:text-line-through-style="non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17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use-window-font-color="true" fo:font-style="normal" style:text-underline-style="none" fo:background-color="transparent" style:font-style-asian="normal" style:font-style-complex="normal"/>
    </style:style>
    <style:style style:name="T19" style:family="text">
      <style:text-properties style:use-window-font-color="true" style:font-name="Bitstream Vera Sans2" fo:font-size="10pt" fo:language="nl" fo:country="NL" fo:font-style="normal" style:text-underline-style="none" fo:font-weight="normal" fo:background-color="transparent" style:font-size-asian="10pt" style:language-asian="nl" style:country-asian="NL" style:font-style-asian="normal" style:font-weight-asian="normal" style:font-name-complex="Bitstream Vera Sans2" style:font-size-complex="10pt" style:font-style-complex="normal" style:font-weight-complex="normal"/>
    </style:style>
    <style:style style:name="T20" style:family="text">
      <style:text-properties style:use-window-font-color="true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1" style:family="text">
      <style:text-properties style:use-window-font-color="true" fo:language="en" fo:country="US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22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23" style:family="text">
      <style:text-properties style:use-window-font-color="true" fo:language="en" fo:country="US" fo:font-style="normal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24" style:family="text">
      <style:text-properties style:use-window-font-color="true" fo:language="nl" fo:country="NL" fo:font-style="normal" style:text-underline-style="none" fo:font-weight="normal" fo:background-color="transparent" style:language-asian="nl" style:country-asian="NL" style:font-style-asian="normal" style:font-weight-asian="normal" style:font-style-complex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font-name="Bitstream Vera Sans2"/>
    </style:style>
    <style:style style:name="T27" style:family="text">
      <style:text-properties style:font-name="Bitstream Vera Sans2" fo:font-size="10pt"/>
    </style:style>
    <style:style style:name="T28" style:family="text">
      <style:text-properties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29" style:family="text">
      <style:text-properties style:font-name="Bitstream Vera Sans2" fo:font-size="10pt" fo:language="nl" fo:country="NL" style:font-size-asian="10pt" style:language-asian="nl" style:country-asian="NL" style:font-name-complex="Bitstream Vera Sans2" style:font-size-complex="10pt"/>
    </style:style>
    <style:style style:name="T30" style:family="text">
      <style:text-properties style:font-name="Bitstream Vera Sans2" fo:font-size="10pt" fo:font-style="normal" style:font-style-asian="normal" style:font-style-complex="normal"/>
    </style:style>
    <style:style style:name="T31" style:family="text">
      <style:text-properties style:font-name="Bitstream Vera Sans2" fo:font-size="10pt" fo:language="en" fo:country="US" fo:font-style="normal" style:font-style-asian="normal" style:font-style-complex="normal"/>
    </style:style>
    <style:style style:name="T32" style:family="text">
      <style:text-properties style:text-line-through-style="none"/>
    </style:style>
    <style:style style:name="T33" style:family="text">
      <style:text-properties style:text-line-through-style="none" style:text-underline-style="none"/>
    </style:style>
    <style:style style:name="T34" style:family="text">
      <style:text-properties style:text-line-through-style="none" style:text-underline-style="none" fo:font-weight="normal" style:font-weight-asian="normal" style:font-weight-complex="normal"/>
    </style:style>
    <style:style style:name="T35" style:family="text">
      <style:text-properties style:text-line-through-style="none" fo:language="en" fo:country="US" style:text-underline-style="none"/>
    </style:style>
    <style:style style:name="T36" style:family="text">
      <style:text-properties style:text-line-through-style="none" fo:language="en" fo:country="US" fo:font-style="normal" style:font-style-asian="normal" style:font-style-complex="normal"/>
    </style:style>
    <style:style style:name="T37" style:family="text">
      <style:text-properties style:text-line-through-style="none" fo:font-style="normal" style:font-style-asian="normal" style:font-style-complex="normal"/>
    </style:style>
    <style:style style:name="T38" style:family="text">
      <style:text-properties style:font-name-asian="Times New Roman" style:language-complex="ar" style:country-complex="SA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style="normal" style:font-style-asian="normal" style:font-style-complex="normal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fo:color="#000000" style:font-name="Bitstream Vera Sans2" fo:font-size="10pt" fo:language="nl" fo:country="NL" fo:background-color="transparent" style:font-size-asian="10pt" style:language-asian="nl" style:country-asian="NL" style:font-name-complex="Bitstream Vera Sans2" style:font-size-complex="10pt"/>
    </style:style>
    <style:style style:name="T4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85cm" text:min-label-width="0.45cm"/>
      </text:list-level-style-number>
      <text:list-level-style-number text:level="2" text:style-name="Numbering_20_Symbols" style:num-suffix="." style:num-format="1">
        <style:list-level-properties text:space-before="2.133cm" text:min-label-width="0.635cm"/>
      </text:list-level-style-number>
      <text:list-level-style-number text:level="3" text:style-name="Numbering_20_Symbols" style:num-suffix="." style:num-format="1">
        <style:list-level-properties text:space-before="3.403cm" text:min-label-width="0.635cm"/>
      </text:list-level-style-number>
      <text:list-level-style-number text:level="4" text:style-name="Numbering_20_Symbols" style:num-suffix="." style:num-format="1">
        <style:list-level-properties text:space-before="4.673cm" text:min-label-width="0.635cm"/>
      </text:list-level-style-number>
      <text:list-level-style-number text:level="5" text:style-name="Numbering_20_Symbols" style:num-suffix="." style:num-format="1">
        <style:list-level-properties text:space-before="5.943cm" text:min-label-width="0.635cm"/>
      </text:list-level-style-number>
      <text:list-level-style-number text:level="6" text:style-name="Numbering_20_Symbols" style:num-suffix="." style:num-format="1">
        <style:list-level-properties text:space-before="7.213cm" text:min-label-width="0.635cm"/>
      </text:list-level-style-number>
      <text:list-level-style-number text:level="7" text:style-name="Numbering_20_Symbols" style:num-suffix="." style:num-format="1">
        <style:list-level-properties text:space-before="8.483cm" text:min-label-width="0.635cm"/>
      </text:list-level-style-number>
      <text:list-level-style-number text:level="8" text:style-name="Numbering_20_Symbols" style:num-suffix="." style:num-format="1">
        <style:list-level-properties text:space-before="9.753cm" text:min-label-width="0.635cm"/>
      </text:list-level-style-number>
      <text:list-level-style-number text:level="9" text:style-name="Numbering_20_Symbols" style:num-suffix="." style:num-format="1">
        <style:list-level-properties text:space-before="11.023cm" text:min-label-width="0.635cm"/>
      </text:list-level-style-number>
      <text:list-level-style-number text:level="10" text:style-name="Numbering_20_Symbols" style:num-suffix="." style:num-format="1">
        <style:list-level-properties text:space-before="12.293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space-before="0.199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17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3.903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5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7.177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8.814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0.451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2.08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13.72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15.362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 " style:num-format="1"/>
      <text:list-level-style-number text:level="2" text:style-name="Numbering_20_Symbols" style:num-suffix="." style:num-format="1">
        <style:list-level-properties text:space-before="0.25cm" text:min-label-width="1.251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4">
      <text:list-level-style-number text:level="1" text:style-name="Numbering_20_Symbols" style:num-suffix=". " style:num-format="1"/>
      <text:list-level-style-number text:level="2" text:style-name="Numbering_20_Symbols" style:num-suffix=". □ " style:num-format="1" text:display-levels="2">
        <style:list-level-properties text:space-before="0.25cm" text:min-label-width="1.101cm"/>
      </text:list-level-style-number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prefix=" " style:num-suffix=" " style:num-format="1"/>
      <text:list-level-style-number text:level="2" text:style-name="Numbering_20_Symbols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4">TIP:</text:span></text:span><text:span text:style-name="T15"> </text:span><text:span text:style-name="T16">Kijk op</text:span><text:span text:style-name="T42"> </text:span><text:a xlink:type="simple" xlink:href="http://www.karelzimmer.nl/"><text:span text:style-name="T26">www.karelzimmer.nl</text:span></text:a><text:span text:style-name="T42"> voor voor downloads, checklists, en scripts.</text:span><text:span text:style-name="T28"><text:line-break/></text:span></text:p>
      <text:p text:style-name="P4"><text:span text:style-name="Strong_20_Emphasis">TIP:</text:span> Een Linux installatie herstellen na opnieuw installeren van Windows Vista.</text:p>
      <text:list text:style-name="L1">
        <text:list-item>
          <text:p text:style-name="P7"><text:span text:style-name="T39">□ </text:span>Boot vanaf Ubuntu Live CD. <text:span text:style-name="T39">K</text:span>ies Nederlands en vervolgens Ubuntu uitproberen....</text:p>
        </text:list-item>
        <text:list-item>
          <text:p text:style-name="P7"><text:span text:style-name="T39">□ </text:span>Ga naar Applications &gt; Accessories &gt; Terminal.</text:p>
        </text:list-item>
        <text:list-item>
          <text:p text:style-name="P7"><text:span text:style-name="T39">□ </text:span><text:span text:style-name="User_20_Entry">ubuntu@ubuntu:~$ sudo grub</text:span><text:tab/><text:tab/><text:tab/><text:tab/><text:tab/><text:tab/><text:tab/><text:tab/>- start GRUB als beheerder.</text:p>
        </text:list-item>
        <text:list-item>
          <text:p text:style-name="P7"><text:span text:style-name="T39">□ </text:span><text:span text:style-name="User_20_Entry">grub&gt; find /boot/grub/stage1</text:span><text:tab/><text:tab/><text:tab/><text:tab/><text:tab/><text:tab/><text:tab/>- geeft locatie GRUB bestanden.</text:p>
        </text:list-item>
        <text:list-item>
          <text:p text:style-name="P7"><text:span text:style-name="T39">□ </text:span><text:span text:style-name="User_20_Entry">grub&gt; root (hd0,1)</text:span><text:tab/><text:tab/><text:tab/><text:tab/><text:tab/><text:tab/><text:tab/><text:tab/><text:tab/><text:tab/><text:tab/>- gebruik output van de find.</text:p>
        </text:list-item>
        <text:list-item>
          <text:p text:style-name="P11"><text:span text:style-name="T35">□ </text:span><text:span text:style-name="User_20_Entry"><text:span text:style-name="T33">grub&gt; setup (hd0)</text:span></text:span><text:span text:style-name="T33"><text:tab/><text:tab/><text:tab/><text:tab/><text:tab/><text:tab/><text:tab/><text:tab/><text:tab/><text:tab/><text:tab/>- installeer GRUB.</text:span></text:p>
        </text:list-item>
        <text:list-item>
          <text:p text:style-name="P11"><text:span text:style-name="T35">□ </text:span><text:span text:style-name="User_20_Entry"><text:span text:style-name="T33">grub&gt; </text:span></text:span><text:span text:style-name="User_20_Entry">reboot</text:span><text:tab/><text:tab/><text:tab/><text:tab/><text:tab/><text:tab/><text:tab/><text:tab/><text:tab/><text:tab/><text:tab/><text:tab/><text:tab/><text:tab/>- herstarten.</text:p>
        </text:list-item>
      </text:list>
      <text:p text:style-name="P5"/>
      <text:list text:style-name="L2">
        <text:list-item>
          <text:list>
            <text:list-header>
              <text:p text:style-name="P12"/>
            </text:list-header>
          </text:list>
        </text:list-item>
      </text:list>
      <text:list text:style-name="L3">
        <text:list-item>
          <text:p text:style-name="P13">Installatie voorbereiden.</text:p>
          <text:p text:style-name="P13"/>
        </text:list-item>
      </text:list>
      <text:list text:style-name="L4">
        <text:list-item>
          <text:list>
            <text:list-item>
              <text:p text:style-name="P14">Sluit de printer aan en zet deze aan.</text:p>
              <text:list>
                <text:list-header>
                  <text:p text:style-name="P14"/>
                  <text:p text:style-name="P14"/>
                </text:list-header>
              </text:list>
            </text:list-item>
          </text:list>
        </text:list-item>
        <text:list-item>
          <text:p text:style-name="P14">Linux Ubuntu 8.04 LTS (Hardy Heron) Desktop i386 installeren.</text:p>
          <text:p text:style-name="P14"/>
          <text:list>
            <text:list-item>
              <text:p text:style-name="P14">S<text:span text:style-name="T17">tart</text:span> de computer op vanaf <text:span text:style-name="T6">Ubuntu 8.04 LTS Desktop i386 CD. Bootmenu via </text:span>Esc<text:span text:style-name="T17">-toets.</text:span></text:p>
              <text:p text:style-name="P14"/>
            </text:list-item>
            <text:list-item>
              <text:p text:style-name="P14">Kies Nederlands en vervolgens Installeer Ubuntu.</text:p>
              <text:p text:style-name="P14"/>
            </text:list-item>
            <text:list-item>
              <text:p text:style-name="P15">Kies Handmatig.</text:p>
            </text:list-item>
            <text:list-item>
              <text:p text:style-name="P15">Verwijder eventueel aanwezige partities /dev/sda2 en /dev/sda3.</text:p>
            </text:list-item>
            <text:list-item>
              <text:p text:style-name="P15">Selecteer free space (159038<text:span text:style-name="Emphasis"><text:span text:style-name="T30">)</text:span></text:span> en klik op New partition.<text:line-break/>Type: Primair, Nieuwe partitiegrootte: 156990 (free space minus RAM<text:span text:style-name="Emphasis"><text:span text:style-name="T27">)</text:span></text:span>, Lokatie: Begin, <text:line-break/>Gebruiken als: Ext3 loggend bestandssysteem, en Aanhechtpunt: /.<text:line-break/>Vink Formatteren? aan.</text:p>
            </text:list-item>
            <text:list-item>
              <text:p text:style-name="P15">Selecteer free space en klik op New partition.<text:line-break/>Type: Primair, Nieuwe partitiegrootte: 2048 <text:span text:style-name="Emphasis"><text:span text:style-name="T30">(</text:span></text:span>RAM<text:span text:style-name="Emphasis"><text:span text:style-name="T30">)</text:span></text:span>, Lokatie: Begin, en<text:line-break/>Gebruiken als: Wisselgeheugen (swap area).</text:p>
              <text:list>
                <text:list-header>
                  <text:p text:style-name="P15"/>
                </text:list-header>
              </text:list>
            </text:list-item>
            <text:list-item>
              <text:p text:style-name="P15">Naam: Karel, Aanmeldnaam: karel, en Naam van deze computer: PC1.</text:p>
            </text:list-item>
            <text:list-item>
              <text:p text:style-name="P15">Klik op Nu herstarten.</text:p>
              <text:list>
                <text:list-header>
                  <text:p text:style-name="P15"/>
                </text:list-header>
              </text:list>
            </text:list-item>
            <text:list-item>
              <text:p text:style-name="P15">Aanmelden als karel.</text:p>
            </text:list-item>
            <text:list-item>
              <text:p text:style-name="P15">Klik in de ballon Stuurprogramma voor printer ontbreekt op Stuurprogramma zoeken. Of ga naar Systeem &gt; Beheer &gt; Afdrukken, klik op MP160 en klik vervolgens naast<text:line-break/>Merk en Model: op Veranderen...</text:p>
            </text:list-item>
            <text:list-item>
              <text:p text:style-name="P15">Merk: Canon, Model: PIXMA MP150, en Stuurprogramma: Canon ... (aanbevolen)</text:p>
            </text:list-item>
            <text:list-item>
              <text:p text:style-name="P15">Klik op Server-instellingen, vink aan <text:span text:style-name="T38">Printers die gedeeld worden door andere<text:line-break/>systemen tonen</text:span>, en <text:span text:style-name="T38">vink aan Gepubliceerde printers verbonden met dit systeem delen.</text:span></text:p>
            </text:list-item>
            <text:list-item>
              <text:p text:style-name="P15">Klik op MP160 en vul in Locatie: Woonkamer.</text:p>
            </text:list-item>
            <text:list-item>
              <text:p text:style-name="P15">Maak printer de standaardprinter.</text:p>
            </text:list-item>
            <text:list-item>
              <text:p text:style-name="P15">Klik op tab Printeropties en kies Media Size: A4.</text:p>
              <text:p text:style-name="P15"/>
            </text:list-item>
            <text:list-item>
              <text:p text:style-name="P15">Klik op het meldingspictogram Restricted drivers available. Of ga naar Systeem &gt; Beheer &gt; Beperkt ondersteunde stuurprogramma's. Activeer videokaartdriver en herstart de computer.</text:p>
              <text:p text:style-name="P15"/>
            </text:list-item>
            <text:list-item>
              <text:p text:style-name="P15">Klik op het meldingspictogram Software-updates. Of ga naar Systeem &gt; Beheer &gt; Update-manager. Installeer de updates.</text:p>
            </text:list-item>
            <text:list-item>
              <text:p text:style-name="P21">Voeg gebruiker toe via Systeem &gt; Beheer &gt; Gebruikers en groepen. Klik op Ontgrendelen en vervolgens op Gebruiker toevoegen.</text:p>
            </text:list-item>
            <text:list-item>
              <text:p text:style-name="P15">Gebruikersnaam: gast en Echte naam: Gast (wachtwoord welkom).</text:p>
              <text:list>
                <text:list-item>
                  <text:list>
                    <text:list-header>
                      <text:p text:style-name="P15"/>
                    </text:list-header>
                  </text:list>
                </text:list-item>
              </text:list>
            </text:list-item>
            <text:list-item>
              <text:p text:style-name="P15">Wijzig aanmeldscherm via Systeem &gt; Beheer &gt; Aanmeldvenster &gt; Lokaal. Kies Human List.</text:p>
              <text:list>
                <text:list-header>
                  <text:p text:style-name="P15"/>
                </text:list-header>
              </text:list>
            </text:list-item>
            <text:list-item>
              <text:p text:style-name="P15">Wijzig opstarten via Toepassingen &gt; Hulpmiddelen &gt; Terminalvenster.</text:p>
            </text:list-item>
            <text:list-item>
              <text:p text:style-name="P23"><text:span text:style-name="User_20_Entry">$ cd /boot/grub</text:span></text:p>
            </text:list-item>
            <text:list-item>
              <text:p text:style-name="P25"><text:span text:style-name="User_20_Entry">$ sudo cp menu.lst menu.lst.kzbak</text:span></text:p>
            </text:list-item>
            <text:list-item>
              <text:p text:style-name="P23"><text:span text:style-name="User_20_Entry">$ gksudo gedit menu.lst</text:span><text:line-break/><text:span text:style-name="T18">Zet # voor ”title Other operating systems:” en voor “root” daaronder.<text:line-break/>Knip “# This entry automatically added by the Debian installer for a non-linux OS” t/m “chainloader +1”.<text:line-break/>Plak na “# Put static stanzas before and/or after AUTOMAGIC KERNEL LIST”.</text:span></text:p>
            </text:list-item>
            <text:list-item>
              <text:p text:style-name="P15"><text:span text:style-name="User_20_Entry">$ sudo update-grub</text:span></text:p>
              <text:list>
                <text:list-item>
                  <text:list>
                    <text:list-header>
                      <text:p text:style-name="P15"/>
                      <text:p text:style-name="P15"/>
                    </text:list-header>
                  </text:list>
                </text:list-item>
              </text:list>
            </text:list-item>
          </text:list>
        </text:list-item>
        <text:list-item>
          <text:p text:style-name="P15">Backup terugzetten.</text:p>
          <text:p text:style-name="P15"/>
          <text:list>
            <text:list-item>
              <text:p text:style-name="P15">Aanmelden als Karel.</text:p>
            </text:list-item>
            <text:list-item>
              <text:p text:style-name="P15">Terminalvenster: <text:span text:style-name="User_20_Entry">$ gksudo nautilus</text:span><text:line-break/>Kopieer meest recente Backup-PC1 van Mobiele harddisk naar root.</text:p>
            </text:list-item>
            <text:list-item>
              <text:p text:style-name="P19"><text:span text:style-name="T28">Ga naar </text:span><text:a xlink:type="simple" xlink:href="http://www.karelzimmer.nl/"><text:span text:style-name="Internet_20_link"><text:span text:style-name="T3">www.karelzimmer.nl</text:span></text:span></text:a><text:span text:style-name="T28">, klik op </text:span><text:span text:style-name="Internet_20_link"><text:span text:style-name="T3">Linux</text:span></text:span><text:span text:style-name="T28">, en kopieer restore.sh naar ~/scripts.</text:span></text:p>
            </text:list-item>
            <text:list-item>
              <text:p text:style-name="P15"><text:span text:style-name="User_20_Entry">$ cd scripts</text:span></text:p>
            </text:list-item>
            <text:list-item>
              <text:p text:style-name="P15"><text:span text:style-name="User_20_Entry">$ chmod u+x restore.sh</text:span></text:p>
            </text:list-item>
            <text:list-item>
              <text:p text:style-name="P15"><text:span text:style-name="User_20_Entry">$ sudo ./restore.sh</text:span><text:line-break/>Kies voor Restore naar orginele plek en kies voor Restore van <text:line-break/><text:span text:style-name="User_20_Entry">home --exclude=.*</text:span><text:tab/><text:tab/><text:tab/><text:tab/><text:tab/>- persoonlijke mappen zonder verborgen bestanden.</text:p>
            </text:list-item>
            <text:list-item>
              <text:p text:style-name="P20"><text:span text:style-name="User_20_Entry">$ sudo ./restore.sh</text:span><text:line-break/><text:span text:style-name="T2">Kies voor Restore naar orginele plek, en kies voor Restore van<text:line-break/></text:span><text:span text:style-name="User_20_Entry"><text:span text:style-name="T4">home/*/.amsn home/*/.evolution home/*/.frostwire home/*/.mozilla home/*/.purple home/*/.VirtualBox</text:span></text:span><text:span text:style-name="T2"><text:line-break/></text:span><text:span text:style-name="T24">- r</text:span><text:span text:style-name="T2">espectievelijk Chatten aMSN, E-mail en Agenda, Bestanden delen, zoeken, en downloaden, Internet, Chatten Pidgin, en Virtuele machines.<text:line-break/></text:span><text:span text:style-name="Emphasis"><text:span text:style-name="T2">Als de backup is teruggezet dienen de stappen in cursief ter controle.</text:span></text:span></text:p>
            </text:list-item>
          </text:list>
        </text:list-item>
        <text:list-item>
          <text:p text:style-name="P21">Software installeren.</text:p>
          <text:list>
            <text:list-header>
              <text:p text:style-name="P15"/>
            </text:list-header>
            <text:list-item>
              <text:p text:style-name="P15">Aanmelden als Karel.</text:p>
            </text:list-item>
            <text:list-item>
              <text:p text:style-name="P15"><text:span text:style-name="User_20_Entry">$ wget -P /tmp http://packages.medibuntu.org/medibuntu-key.gpg</text:span> </text:p>
            </text:list-item>
            <text:list-item>
              <text:p text:style-name="P15">Voeg toe via Systeem &gt; Beheer &gt; Softwarebronnen &gt; Software van derden &gt; Toevoegen... de APT-regel: deb http://packages.medibuntu.org/ hardy free non-free<text:line-break/>en Authenticatie &gt; Sleutelbestand importeren...: /tmp/medibuntu-key.gpg, en klik op Herladen.</text:p>
            </text:list-item>
            <text:list-item>
              <text:p text:style-name="P15">Ga naar Systeem &gt; Beheer &gt; Synaptic pakketbeheer. Markeer voor installatie.</text:p>
            </text:list-item>
            <text:list-item>
              <text:p text:style-name="P15">amsn<text:tab/><text:tab/><text:tab/><text:tab/><text:tab/><text:tab/><text:tab/><text:tab/><text:tab/><text:tab/><text:tab/><text:tab/><text:tab/>- chatten.</text:p>
            </text:list-item>
            <text:list-item>
              <text:p text:style-name="P15">compizconfig-settings-manager<text:tab/><text:tab/><text:tab/><text:tab/>- visuele effecten instellen.</text:p>
            </text:list-item>
            <text:list-item>
              <text:p text:style-name="P15">gftp-gtk<text:tab/><text:tab/><text:tab/><text:tab/><text:tab/><text:tab/><text:tab/><text:tab/><text:tab/><text:tab/><text:tab/><text:tab/>- FTP-programma.</text:p>
            </text:list-item>
            <text:list-item>
              <text:p text:style-name="P15">googleearth-(hoogste versienummer)<text:tab/><text:tab/>- verken de planeet.</text:p>
            </text:list-item>
            <text:list-item>
              <text:p text:style-name="P15">gparted <text:span text:style-name="Strong_20_Emphasis">incl. suggesties</text:span><text:tab/><text:tab/><text:tab/><text:tab/><text:tab/><text:tab/>- partitiebewerker.</text:p>
            </text:list-item>
            <text:list-item>
              <text:p text:style-name="P15">gtk-gnutella<text:tab/><text:tab/><text:tab/><text:tab/><text:tab/><text:tab/><text:tab/><text:tab/><text:tab/><text:tab/><text:tab/>- bestanden delen, zoeken en downloaden.</text:p>
            </text:list-item>
            <text:list-item>
              <text:p text:style-name="P15">libdvdcss2<text:tab/><text:tab/><text:tab/><text:tab/><text:tab/><text:tab/><text:tab/><text:tab/><text:tab/><text:tab/><text:tab/>- <text:span text:style-name="T38">beveiligde DVDs afspelen.</text:span></text:p>
            </text:list-item>
            <text:list-item>
              <text:p text:style-name="P16">libmotif3<text:tab/><text:tab/><text:tab/><text:tab/><text:tab/><text:tab/><text:tab/><text:tab/><text:tab/><text:tab/><text:tab/><text:tab/>- Open Motif shared libraries t.b.v. ICA Client.</text:p>
            </text:list-item>
            <text:list-item>
              <text:p text:style-name="P15">ubuntu-restricted-extras<text:tab/><text:tab/><text:tab/><text:tab/><text:tab/><text:tab/>- metapakket multimedia.</text:p>
            </text:list-item>
            <text:list-item>
              <text:p text:style-name="P15">virtualbox-ose<text:tab/><text:tab/><text:tab/><text:tab/><text:tab/><text:tab/><text:tab/><text:tab/><text:tab/><text:tab/>- virtualisatie programma en </text:p>
            </text:list-item>
            <text:list-item>
              <text:p text:style-name="P15">virtualbox-ose-modules-generic<text:tab/><text:tab/><text:tab/><text:tab/> <text:s/>- kernel modules.</text:p>
            </text:list-item>
            <text:list-item>
              <text:p text:style-name="P15">vlc<text:tab/><text:tab/><text:tab/><text:tab/><text:tab/><text:tab/><text:tab/><text:tab/><text:tab/><text:tab/><text:tab/><text:tab/><text:tab/><text:tab/>- multimediaspeler.</text:p>
            </text:list-item>
            <text:list-item>
              <text:p text:style-name="P15">Klik op Toepassen.</text:p>
              <text:p text:style-name="P16"/>
            </text:list-item>
            <text:list-item>
              <text:p text:style-name="P19"><text:span text:style-name="T28">Download Linux ICA Client (Telewerken) .tar.gz. van </text:span><text:a xlink:type="simple" xlink:href="http://www.citrix.nl/"><text:span text:style-name="Internet_20_link"><text:span text:style-name="T3">www.citrix.nl</text:span></text:span></text:a><text:span text:style-name="T28"> naar /tmp.</text:span></text:p>
            </text:list-item>
            <text:list-item>
              <text:p text:style-name="P16">Klik rechts op en.linuxx86.tar.gz en kies Hier uitpakken.</text:p>
            </text:list-item>
            <text:list-item>
              <text:p text:style-name="P15"><text:span text:style-name="User_20_Entry">$ sudo /tmp/en.linuxx86/setupwfc</text:span></text:p>
              <text:list>
                <text:list-header>
                  <text:p text:style-name="P15"/>
                </text:list-header>
              </text:list>
            </text:list-item>
            <text:list-item>
              <text:p text:style-name="P22"><text:span text:style-name="T29">Download FrostWire (B</text:span><text:span text:style-name="T19">estanden delen, zoeken, en downloaden) </text:span><text:span text:style-name="T29">van </text:span><text:a xlink:type="simple" xlink:href="http://www.frostwire.com/" office:target-frame-name="_blank" xlink:show="new"><text:span text:style-name="Internet_20_link"><text:span text:style-name="T5">www.frostwire.com</text:span></text:span></text:a><text:span text:style-name="T29"> naar /tmp.</text:span></text:p>
            </text:list-item>
            <text:list-item>
              <text:p text:style-name="P26">Open het .deb bestand en klik op Pakket installeren.</text:p>
              <text:p text:style-name="P26"/>
              <text:p text:style-name="P26"/>
            </text:list-item>
          </text:list>
        </text:list-item>
        <text:list-item>
          <text:p text:style-name="P15">Gebruikers inrichten</text:p>
          <text:p text:style-name="P15"/>
          <text:p text:style-name="P8"><text:span text:style-name="Strong_20_Emphasis">NOTE:</text:span> Volgende stappen uitvoeren als gebruiker Karel en Gast.</text:p>
          <text:list>
            <text:list-header>
              <text:p text:style-name="P8"/>
            </text:list-header>
            <text:list-item>
              <text:p text:style-name="P15"><text:span text:style-name="T39">| □ </text:span>Aanmelden als Karel | Gast.</text:p>
              <text:p text:style-name="P15"/>
            </text:list-item>
            <text:list-item>
              <text:p text:style-name="P26"><text:span text:style-name="T40">| □ </text:span><text:span text:style-name="Emphasis">Voltooi de installatie van aMSN via Toepassingen &gt; Internet &gt; aMSN.</text:span></text:p>
            </text:list-item>
            <text:list-item>
              <text:p text:style-name="P26"><text:span text:style-name="Emphasis"><text:span text:style-name="T31">| □</text:span></text:span><text:span text:style-name="Emphasis"> Wijzig geluidsserver via </text:span><text:span text:style-name="Emphasis">Account &gt; Voorkeuren &gt; Overig. Vul in bij Geluidsserver: aplay $sound.</text:span></text:p>
            </text:list-item>
            <text:list-item>
              <text:p text:style-name="P26"><text:span text:style-name="Emphasis"><text:span text:style-name="T31">| □ </text:span></text:span><text:span text:style-name="Emphasis"><text:span text:style-name="T41">Zet update-melding uit via </text:span></text:span><text:span text:style-name="Emphasis"><text:span text:style-name="T25">Account &gt; Voorkeuren &gt; Geavanceerd. Zet vink uit bij Automatisch bijwerken inschakelen.</text:span></text:span></text:p>
              <text:list>
                <text:list-header>
                  <text:p text:style-name="P26"/>
                </text:list-header>
              </text:list>
            </text:list-item>
            <text:list-item>
              <text:p text:style-name="P26"><text:span text:style-name="T20">| </text:span><text:span text:style-name="T22">□ </text:span><text:span text:style-name="T7">Voltooi de installatie van ICA Client</text:span> via Toepassingen &gt; Internet &gt;<text:line-break/>Citrix Presentation Server Client <text:span text:style-name="T8">&gt; </text:span>Tools &gt; Settings &gt; Preferences. Selecteer Keyboard Layout: US-International en <text:span text:style-name="T32">Keyboard Type (Client): Linux - Standard.</text:span></text:p>
            </text:list-item>
            <text:list-item>
              <text:p text:style-name="P27"><text:span text:style-name="T21">| </text:span><text:span text:style-name="T23">□ </text:span><text:span text:style-name="Emphasis">Log aan het TWP. Open een willekeurige Toepassing.</text:span><text:span text:style-name="Emphasis"><text:span text:style-name="T11"> </text:span></text:span><text:span text:style-name="Emphasis"><text:span text:style-name="T13">Kies voor openen met /usr/lib/ICAClient/wfica en vink aan Dit vanaf nu automatisch doen voor dit type bestanden.</text:span></text:span></text:p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  <text:list-item>
              <text:p text:style-name="P22">| □ <text:span text:style-name="Emphasis">Activeer enkelklik om het hele adres te selecteren in Firefox via Toepassingen &gt; Internet &gt; Firefox webbrowser. Ga naar about:config en Filter: click. Dubbelklik regel browser.urlbar.clickSelectsAll<text:tab/><text:tab/><text:tab/><text:tab/><text:tab/><text:tab/><text:tab/><text:tab/><text:tab/><text:tab/><text:tab/></text:span><text:span text:style-name="Emphasis"><text:span text:style-name="T29">- wa</text:span></text:span><text:span text:style-name="Emphasis">arde verandert in true.</text:span></text:p>
            </text:list-item>
            <text:list-item>
              <text:p text:style-name="P29"><text:span text:style-name="T9">| □ </text:span><text:span text:style-name="Emphasis"><text:span text:style-name="T12">Voltooi de installatie van FrostWire via </text:span></text:span><text:bookmark-start text:name="DDE_LINK"/><text:span text:style-name="Emphasis"><text:span text:style-name="T12">Toepassingen &gt; Internet &gt; FrostWire</text:span></text:span><text:bookmark-end text:name="DDE_LINK"/><text:span text:style-name="Emphasis"><text:span text:style-name="T12">.</text:span></text:span><text:span text:style-name="Emphasis"><text:span text:style-name="T10"><text:line-break/></text:span></text:span><text:span text:style-name="Emphasis"><text:span text:style-name="T12">Chatnaam: karelpc1 | gastpc1.</text:span></text:span></text:p>
            </text:list-item>
            <text:list-item>
              <text:p text:style-name="P26"><text:span text:style-name="T40">| □ </text:span><text:span text:style-name="Emphasis">Zet delen uit via Extra &gt; Opties &gt; Delen. Kies Geen mappen, extensies, en downloads delen.</text:span></text:p>
            </text:list-item>
            <text:list-item>
              <text:p text:style-name="P17"><text:span text:style-name="T36">| □ </text:span><text:span text:style-name="Emphasis"><text:span text:style-name="T32">Wijzig browser en viewer via Extra &gt; Opties &gt; Hulpprogramma's. Vul in bij Browser: xdg-open $URL$ en bij Afbeeldingen-viewer: xdg-open $URL$.</text:span></text:span></text:p>
              <text:p text:style-name="P10"/>
            </text:list-item>
            <text:list-item>
              <text:p text:style-name="P17"><text:span text:style-name="T36">| □ </text:span><text:span text:style-name="T37">Activeer enkelklik om te openen via Locaties &gt; Persoonlijke map &gt;</text:span><text:span text:style-name="T36"> </text:span><text:span text:style-name="T37">Bewerken &gt; Voorkeuren &gt; Gedrag. </text:span><text:span text:style-name="T36">Onder</text:span><text:span text:style-name="T37"> Gedrag kies Eénmalig klikken om items te openen.</text:span></text:p>
              <text:p text:style-name="P8"/>
            </text:list-item>
            <text:list-item>
              <text:p text:style-name="P15"><text:span text:style-name="T39">| □ </text:span>Wijzig afbeelding opstartscherm via <text:span text:style-name="T32">Systeem &gt; Voorkeuren &gt; </text:span>Over mij. Klik links naast Karel | Gast en selecteer penguin | butterfly.</text:p>
              <text:list>
                <text:list-header>
                  <text:p text:style-name="P15"/>
                </text:list-header>
              </text:list>
            </text:list-item>
            <text:list-item>
              <text:p text:style-name="P8"><text:span text:style-name="T39">| □ </text:span>Optimaliseer schermweergave via Systeem &gt; Voorkeuren &gt; Uiterlijk &gt; Lettertypen.<text:line-break/><text:span text:style-name="T39">O</text:span>nder Weergave kies Subpixels glad maken (lcd's).</text:p>
              <text:p text:style-name="P8"/>
              <text:p text:style-name="P8"/>
            </text:list-item>
          </text:list>
          <text:p text:style-name="P8"><text:span text:style-name="Strong_20_Emphasis">NOTE:</text:span> Volgende stappen alleen uitvoeren als gebruiker Karel.</text:p>
          <text:list>
            <text:list-item>
              <text:list>
                <text:list-header>
                  <text:p text:style-name="P8"/>
                </text:list-header>
              </text:list>
            </text:list-item>
            <text:list-item>
              <text:p text:style-name="P8">Start en controleer Evolution e-mail.</text:p>
              <text:list>
                <text:list-header>
                  <text:p text:style-name="P8"/>
                </text:list-header>
              </text:list>
            </text:list-item>
            <text:list-item>
              <text:p text:style-name="P15"><text:span text:style-name="T32">Voltooi de installatie van </text:span>VirtualBox via Systeem &gt; Beheer &gt; Gebruikers en groepen.<text:line-break/>Klik op Ontgrendelen en vervolgens op Groepen beheren. Klik op vboxusers, klik op Eigenschappen, en onder Groepsleden vink Karel aan.</text:p>
            </text:list-item>
            <text:list-item>
              <text:p text:style-name="P15">Herstart de computer i.v.m. VirtualBox kernelmodules en groepswijziging.</text:p>
            </text:list-item>
            <text:list-item>
              <text:p text:style-name="P27"><text:span text:style-name="Emphasis">Installeer Virtual Machine (VM) Windows XP via Toepassingen &gt; Systeemgereedschappen &gt; VirtualBox OSE.</text:span></text:p>
            </text:list-item>
            <text:list-item>
              <text:p text:style-name="P27"><text:span text:style-name="Emphasis">Maak VM Windows XP met Base memory: 512 MB en Video Memory Size: 32 MB.</text:span></text:p>
            </text:list-item>
            <text:list-item>
              <text:p text:style-name="P27"><text:span text:style-name="Emphasis">Start VM Windows XP.</text:span></text:p>
            </text:list-item>
            <text:list-item>
              <text:p text:style-name="P27"><text:span text:style-name="Emphasis">Installeer Windows XP vanaf CD. Computernaam: PC1VM. Beschrijving van de computer: PC Woonkamer.</text:span></text:p>
            </text:list-item>
            <text:list-item>
              <text:p text:style-name="P27"><text:span text:style-name="Emphasis">Installer Guest Additions via Devices &gt; Install Guest Additions...</text:span></text:p>
            </text:list-item>
            <text:list-item>
              <text:p text:style-name="P27"><text:span text:style-name="Emphasis">Installeer avast! 4 Home Edition vanaf Downloads CD.</text:span></text:p>
            </text:list-item>
            <text:list-item>
              <text:p text:style-name="P27"><text:span text:style-name="Emphasis">Registreer avast! 4 Home Edition.</text:span></text:p>
            </text:list-item>
            <text:list-item>
              <text:p text:style-name="P27"><text:span text:style-name="Emphasis">Installeer CCleaner vanaf Downloads CD. </text:span><text:span text:style-name="Strong_20_Emphasis"><text:span text:style-name="T43">Yahoo! Toolbar niet installeren.</text:span></text:span></text:p>
              <text:p text:style-name="P18"/>
            </text:list-item>
            <text:list-item>
              <text:p text:style-name="P8">Activeer visuele effecten via Systeem &gt; Voorkeuren &gt; Advanced Desktop Effects Settings.</text:p>
            </text:list-item>
            <text:list-item>
              <text:p text:style-name="P8">Vink aan onder Bureaublad: Desktop Cube en Rotate Cube. Klik op Desktop Cube en vervolgens op Transparent Cube. Kies Opacity During Rotation: 50. Klik op Terug.</text:p>
            </text:list-item>
            <text:list-item>
              <text:p text:style-name="P8">Vink aan onder Effecten: 3D vensters, Kubus Tandwielen, Kubus reflectie, Teken vuur op het scherm, Water Effect, en Wobbly Windows.</text:p>
            </text:list-item>
            <text:list-item>
              <text:p text:style-name="P8">Vink aan onder Utility: Kleur deksels.</text:p>
            </text:list-item>
            <text:list-item>
              <text:p text:style-name="P8">Vink aan onder Venster beheer: Schuif wisselaar en klik vervolgens op Sluiten.</text:p>
            </text:list-item>
            <text:list-item>
              <text:p text:style-name="P28">Verhoog via rechtsklikken op Werkbladwisselaar &gt; Voorkeuren het aantal werkbladen <text:span text:style-name="T27">(</text:span>Kolommen<text:span text:style-name="T27">)</text:span> naar 4.</text:p>
            </text:list-item>
          </text:list>
        </text:list-item>
      </text:list>
      <text:p text:style-name="P5"/>
      <text:p text:style-name="P5"/>
      <text:list text:style-name="L5">
        <text:list-header>
          <text:p text:style-name="P24"><text:span text:style-name="Strong_20_Emphasis">NOTE:</text:span><text:span text:style-name="T25"> Installatie PC1 Linux </text:span><text:span text:style-name="T34">Ubuntu </text:span><text:span text:style-name="T25">voltooid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Bitstream Vera Sans3" svg:font-family="'Bitstream Vera Sans'" style:font-adornments="Vet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Bitstream Vera Sans" fo:font-size="10pt" fo:language="nl" fo:country="NL" style:font-name-asian="HG Mincho Light J" style:font-size-asian="10pt" style:language-asian="nl" style:country-asian="NL" style:font-name-complex="Arial Unicode MS1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DejaVuSans" style:font-size-asian="24pt" style:font-weight-asian="bold" style:font-name-complex="Lucidasans" style:font-size-complex="24pt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Bitstream Vera Sans2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Bitstream Vera Sans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Bitstream Vera Sans Mono" fo:font-size="10pt" style:font-name-asian="DejaVu Sans Mono" style:font-name-complex="DejaVu Sans Mono"/>
    </style:style>
    <style:style style:name="Emphasis" style:family="text">
      <style:text-properties style:font-name="Bitstream Vera Sans1" fo:font-size="10pt" fo:font-style="oblique" style:text-underline-style="none" style:font-style-asian="italic" style:font-style-complex="italic"/>
    </style:style>
    <style:style style:name="Caption_20_characters" style:display-name="Caption characters" style:family="text"/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style:font-name="Bitstream Vera Sans3" fo:font-size="10pt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>
      <text:list-level-style-number text:level="1" style:num-prefix=" " style:num-suffix=" " style:num-format="1"/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2" style:family="paragraph" style:parent-style-name="Footer">
      <style:paragraph-properties fo:padding-left="0cm" fo:padding-right="0cm" fo:padding-top="0cm" fo:padding-bottom="0.071cm" fo:border-left="none" fo:border-right="none" fo:border-top="none" fo:border-bottom="0.002cm solid #000000"/>
      <style:text-properties style:font-name="Bitstream Vera Sans2" fo:font-size="10pt" style:font-size-asian="10pt" style:font-size-complex="10pt"/>
    </style:style>
    <style:style style:name="P3" style:family="paragraph" style:parent-style-name="Footer">
      <style:text-properties style:font-name="Bitstream Vera Sans2" fo:font-size="10pt" style:font-size-asian="10pt" style:font-size-complex="10pt"/>
    </style:style>
    <style:style style:name="T1" style:family="text">
      <style:text-properties fo:language="nl" fo:country="NL" style:language-asian="nl" style:country-asian="NL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5cm" fo:margin-left="0cm" fo:margin-right="0cm" fo:margin-bottom="0.466cm" style:dynamic-spacing="true"/>
      </style:header-style>
      <style:footer-style>
        <style:header-footer-properties fo:min-height="1.355cm" fo:margin-left="0cm" fo:margin-right="0cm" fo:margin-top="0.855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ext:p text:style-name="P1"><text:file-name text:display="name">Checklist Installatie PC1 Linux Ubuntu 8.04 LTS Desktop i386</text:file-name><text:tab/><text:date style:data-style-name="N36" text:date-value="2008-08-17T19:04:57">17-08-2008</text:date></text:p>
      </style:header>
      <style:footer>
        <text:p text:style-name="P2"/>
        <text:p text:style-name="P3"><text:span text:style-name="T1">Karel Zimmer</text:span><text:tab/><text:tab/><text:page-number style:num-format="1" text:select-page="current">4</text:page-number>/<text:page-count style:num-format="1">4</text:page-count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subject>Installatie PC software</dc:subject>
    <meta:initial-creator>Karel Zimmer</meta:initial-creator>
    <meta:creation-date>1995-11-21T17:41:00</meta:creation-date>
    <dc:creator>Karel</dc:creator>
    <dc:date>2008-08-17T19:04:57</dc:date>
    <meta:printed-by>Karel</meta:printed-by>
    <meta:print-date>2008-05-16T22:25:52</meta:print-date>
    <meta:keyword>Installatie</meta:keyword>
    <meta:keyword>Checklist</meta:keyword>
    <meta:keyword>Linux</meta:keyword>
    <meta:editing-cycles>1439</meta:editing-cycles>
    <meta:editing-duration>P2DT19H41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4" meta:word-count="1126" meta:character-count="8434"/>
  </office:meta>
</office:document-meta>
</file>